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63fee"/>
    </style:style>
    <style:style style:name="P2" style:family="paragraph" style:parent-style-name="Heading_20_3">
      <style:text-properties officeooo:paragraph-rsid="001b6a17"/>
    </style:style>
    <style:style style:name="P3" style:family="paragraph" style:parent-style-name="Standard">
      <style:text-properties officeooo:rsid="001534d6" officeooo:paragraph-rsid="001534d6"/>
    </style:style>
    <style:style style:name="P4" style:family="paragraph" style:parent-style-name="Standard">
      <style:text-properties fo:font-weight="bold" officeooo:paragraph-rsid="00163fee" style:font-weight-asian="bold" style:font-weight-complex="bold"/>
    </style:style>
    <style:style style:name="P5" style:family="paragraph" style:parent-style-name="Standard">
      <style:text-properties fo:font-weight="normal" officeooo:rsid="001534d6" officeooo:paragraph-rsid="001534d6" style:font-weight-asian="normal" style:font-weight-complex="normal"/>
    </style:style>
    <style:style style:name="P6" style:family="paragraph" style:parent-style-name="Standard">
      <style:text-properties officeooo:paragraph-rsid="00163fee"/>
    </style:style>
    <style:style style:name="P7" style:family="paragraph" style:parent-style-name="Standard" style:list-style-name="L2">
      <style:text-properties officeooo:paragraph-rsid="001534d6"/>
    </style:style>
    <style:style style:name="P8" style:family="paragraph" style:parent-style-name="Standard" style:list-style-name="L3">
      <style:text-properties officeooo:paragraph-rsid="00163fee"/>
    </style:style>
    <style:style style:name="P9" style:family="paragraph" style:parent-style-name="Standard" style:list-style-name="L3">
      <style:text-properties officeooo:rsid="00163fee" officeooo:paragraph-rsid="00163fee"/>
    </style:style>
    <style:style style:name="P10" style:family="paragraph" style:parent-style-name="Standard" style:list-style-name="L3">
      <style:text-properties officeooo:rsid="00163fee" officeooo:paragraph-rsid="00163fee" fo:background-color="#00a933"/>
    </style:style>
    <style:style style:name="P11" style:family="paragraph" style:parent-style-name="Standard">
      <style:text-properties officeooo:rsid="0016679f" officeooo:paragraph-rsid="0016679f"/>
    </style:style>
    <style:style style:name="P12" style:family="paragraph" style:parent-style-name="Standard">
      <style:paragraph-properties style:line-height-at-least="0.2291in"/>
      <style:text-properties fo:color="#cccccc" style:font-name="Droid Sans Mono" fo:font-size="12pt" fo:font-weight="normal" fo:background-color="#1f1f1f"/>
    </style:style>
    <style:style style:name="P13" style:family="paragraph" style:parent-style-name="Standard">
      <style:text-properties fo:color="#cccccc" style:font-name="Droid Sans Mono" fo:font-size="12pt" fo:font-weight="normal" officeooo:paragraph-rsid="00163fee" fo:background-color="#1f1f1f"/>
    </style:style>
    <style:style style:name="P14" style:family="paragraph" style:parent-style-name="Standard">
      <style:text-properties fo:color="#cccccc" style:font-name="Droid Sans Mono" fo:font-size="12pt" fo:font-weight="normal" officeooo:rsid="001773db" officeooo:paragraph-rsid="001773db" fo:background-color="#1f1f1f"/>
    </style:style>
    <style:style style:name="P15" style:family="paragraph" style:parent-style-name="Standard" style:list-style-name="L12">
      <style:paragraph-properties style:line-height-at-least="0.2291in"/>
      <style:text-properties fo:color="#cccccc" style:font-name="Droid Sans Mono" fo:font-size="12pt" fo:font-weight="normal" officeooo:rsid="001773db" officeooo:paragraph-rsid="001773db" fo:background-color="#1f1f1f"/>
    </style:style>
    <style:style style:name="P16" style:family="paragraph" style:parent-style-name="Standard" style:list-style-name="L13">
      <style:text-properties fo:color="#cccccc" style:font-name="Droid Sans Mono" fo:font-size="12pt" fo:font-weight="normal" officeooo:rsid="0019b786" officeooo:paragraph-rsid="0019b786" fo:background-color="#1f1f1f"/>
    </style:style>
    <style:style style:name="P17" style:family="paragraph" style:parent-style-name="Standard">
      <style:paragraph-properties style:line-height-at-least="0.2291in"/>
      <style:text-properties fo:color="#c586c0" style:font-name="Droid Sans Mono" fo:font-size="12pt" fo:font-weight="normal" fo:background-color="#1f1f1f"/>
    </style:style>
    <style:style style:name="P18" style:family="paragraph" style:parent-style-name="Standard">
      <style:text-properties officeooo:rsid="00170cea" officeooo:paragraph-rsid="00170cea"/>
    </style:style>
    <style:style style:name="P19" style:family="paragraph" style:parent-style-name="Standard">
      <style:paragraph-properties style:line-height-at-least="0.2291in"/>
    </style:style>
    <style:style style:name="P20" style:family="paragraph" style:parent-style-name="Standard">
      <style:text-properties officeooo:rsid="001773db" officeooo:paragraph-rsid="001773db"/>
    </style:style>
    <style:style style:name="P21" style:family="paragraph" style:parent-style-name="Standard">
      <style:text-properties fo:font-size="16pt" officeooo:rsid="001773db" officeooo:paragraph-rsid="001773db" fo:background-color="#ff4000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18pt" officeooo:rsid="001534d6" officeooo:paragraph-rsid="001534d6" fo:background-color="#ffff00" style:font-size-asian="18pt" style:font-size-complex="18pt"/>
    </style:style>
    <style:style style:name="P23" style:family="paragraph" style:parent-style-name="Standard">
      <style:paragraph-properties fo:margin-top="0in" fo:margin-bottom="0.1965in" loext:contextual-spacing="false" style:line-height-at-least="0.2291in"/>
      <style:text-properties fo:color="#cccccc" style:font-name="Droid Sans Mono" fo:font-size="12pt" fo:font-weight="normal" fo:background-color="#1f1f1f"/>
    </style:style>
    <style:style style:name="P24" style:family="paragraph" style:parent-style-name="Standard">
      <style:paragraph-properties fo:margin-top="0in" fo:margin-bottom="0.1965in" loext:contextual-spacing="false" style:line-height-at-least="0.2291in"/>
    </style:style>
    <style:style style:name="P25" style:family="paragraph" style:parent-style-name="Text_20_body">
      <style:text-properties officeooo:rsid="00163fee" officeooo:paragraph-rsid="00163fee"/>
    </style:style>
    <style:style style:name="P26" style:family="paragraph" style:parent-style-name="Text_20_body" style:list-style-name="L3">
      <style:text-properties officeooo:rsid="00163fee" officeooo:paragraph-rsid="00163fee"/>
    </style:style>
    <style:style style:name="P27" style:family="paragraph" style:parent-style-name="Text_20_body" style:list-style-name="L9">
      <style:text-properties officeooo:rsid="00163fee" officeooo:paragraph-rsid="00163fee"/>
    </style:style>
    <style:style style:name="P28" style:family="paragraph" style:parent-style-name="Text_20_body" style:list-style-name="L5"/>
    <style:style style:name="P29" style:family="paragraph" style:parent-style-name="Text_20_body">
      <style:text-properties fo:font-weight="normal" style:font-weight-asian="normal" style:font-weight-complex="normal"/>
    </style:style>
    <style:style style:name="P30" style:family="paragraph" style:parent-style-name="Text_20_body">
      <style:text-properties fo:font-weight="normal" officeooo:paragraph-rsid="00163fee" style:font-weight-asian="normal" style:font-weight-complex="normal"/>
    </style:style>
    <style:style style:name="P31" style:family="paragraph" style:parent-style-name="Text_20_body" style:list-style-name="L6">
      <style:text-properties fo:font-weight="normal" style:font-weight-asian="normal" style:font-weight-complex="normal"/>
    </style:style>
    <style:style style:name="P32" style:family="paragraph" style:parent-style-name="Text_20_body" style:list-style-name="L6">
      <style:text-properties fo:font-weight="normal" officeooo:paragraph-rsid="00163fee" style:font-weight-asian="normal" style:font-weight-complex="normal"/>
    </style:style>
    <style:style style:name="P33" style:family="paragraph" style:parent-style-name="Text_20_body">
      <style:text-properties fo:font-weight="normal" fo:background-color="transparent" style:font-weight-asian="normal" style:font-weight-complex="normal"/>
    </style:style>
    <style:style style:name="P34" style:family="paragraph" style:parent-style-name="Text_20_body">
      <style:text-properties fo:font-weight="normal" officeooo:rsid="00163fee" officeooo:paragraph-rsid="00163fee" fo:background-color="transparent" style:font-weight-asian="normal" style:font-weight-complex="normal"/>
    </style:style>
    <style:style style:name="P35" style:family="paragraph" style:parent-style-name="Text_20_body" style:list-style-name="L9"/>
    <style:style style:name="P36" style:family="paragraph" style:parent-style-name="Text_20_body">
      <style:text-properties officeooo:paragraph-rsid="00163fee"/>
    </style:style>
    <style:style style:name="P37" style:family="paragraph" style:parent-style-name="Text_20_body" style:list-style-name="L10">
      <style:text-properties officeooo:paragraph-rsid="00163fee"/>
    </style:style>
    <style:style style:name="P38" style:family="paragraph" style:parent-style-name="Text_20_body">
      <style:text-properties officeooo:rsid="0016679f" officeooo:paragraph-rsid="0016679f"/>
    </style:style>
    <style:style style:name="P39" style:family="paragraph" style:parent-style-name="Text_20_body" style:list-style-name="L11">
      <style:text-properties officeooo:rsid="0016679f" officeooo:paragraph-rsid="0016679f"/>
    </style:style>
    <style:style style:name="P40" style:family="paragraph" style:parent-style-name="Text_20_body" style:list-style-name="L13"/>
    <style:style style:name="P41" style:family="paragraph" style:parent-style-name="Text_20_body" style:list-style-name="L13">
      <style:text-properties officeooo:rsid="0019b786" officeooo:paragraph-rsid="0019b786"/>
    </style:style>
    <style:style style:name="P42" style:family="paragraph" style:parent-style-name="Text_20_body">
      <style:text-properties officeooo:rsid="0019b786" officeooo:paragraph-rsid="0019b786"/>
    </style:style>
    <style:style style:name="P43" style:family="paragraph" style:parent-style-name="Text_20_body">
      <style:text-properties officeooo:paragraph-rsid="001b6a17"/>
    </style:style>
    <style:style style:name="P44" style:family="paragraph" style:parent-style-name="Text_20_body">
      <style:text-properties officeooo:rsid="001534d6" officeooo:paragraph-rsid="001b6a17"/>
    </style:style>
    <style:style style:name="P45" style:family="paragraph" style:parent-style-name="Text_20_body" style:list-style-name="L14"/>
    <style:style style:name="P46" style:family="paragraph" style:parent-style-name="Text_20_body" style:list-style-name="L5">
      <style:paragraph-properties fo:margin-top="0in" fo:margin-bottom="0in" loext:contextual-spacing="false"/>
    </style:style>
    <style:style style:name="P47" style:family="paragraph" style:parent-style-name="Text_20_body" style:list-style-name="L8">
      <style:paragraph-properties fo:margin-top="0in" fo:margin-bottom="0in" loext:contextual-spacing="false"/>
    </style:style>
    <style:style style:name="P48" style:family="paragraph" style:parent-style-name="Text_20_body" style:list-style-name="L14">
      <style:paragraph-properties fo:margin-top="0in" fo:margin-bottom="0in" loext:contextual-spacing="false"/>
    </style:style>
    <style:style style:name="T1" style:family="text">
      <style:text-properties officeooo:rsid="001534d6"/>
    </style:style>
    <style:style style:name="T2" style:family="text">
      <style:text-properties officeooo:rsid="00163fe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6a17" style:font-weight-asian="normal" style:font-weight-complex="normal"/>
    </style:style>
    <style:style style:name="T5" style:family="text">
      <style:text-properties fo:font-weight="normal" officeooo:rsid="00163fee" fo:background-color="transparent" loext:char-shading-value="0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34d6" style:font-weight-asian="bold" style:font-weight-complex="bold"/>
    </style:style>
    <style:style style:name="T8" style:family="text">
      <style:text-properties fo:font-weight="bold" officeooo:rsid="00163fee" style:font-weight-asian="bold" style:font-weight-complex="bold"/>
    </style:style>
    <style:style style:name="T9" style:family="text">
      <style:text-properties fo:font-weight="bold" officeooo:rsid="0016c737" style:font-weight-asian="bold" style:font-weight-complex="bold"/>
    </style:style>
    <style:style style:name="T10" style:family="text">
      <style:text-properties fo:font-weight="bold" officeooo:rsid="0016c737" fo:background-color="#999999" loext:char-shading-value="0" style:font-weight-asian="bold" style:font-weight-complex="bold"/>
    </style:style>
    <style:style style:name="T11" style:family="text">
      <style:text-properties fo:font-weight="bold" fo:background-color="#999999" loext:char-shading-value="0" style:font-weight-asian="bold" style:font-weight-complex="bold"/>
    </style:style>
    <style:style style:name="T12" style:family="text">
      <style:text-properties officeooo:rsid="0016679f"/>
    </style:style>
    <style:style style:name="T13" style:family="text">
      <style:text-properties fo:font-size="24pt" officeooo:rsid="00163fee" fo:background-color="#00a933" loext:char-shading-value="0" style:font-size-asian="24pt" style:font-size-complex="24pt"/>
    </style:style>
    <style:style style:name="T14" style:family="text">
      <style:text-properties fo:color="#c586c0"/>
    </style:style>
    <style:style style:name="T15" style:family="text">
      <style:text-properties fo:color="#c586c0" fo:font-weight="bold" officeooo:rsid="0016c737" fo:background-color="#999999" loext:char-shading-value="0" style:font-weight-asian="bold" style:font-weight-complex="bold"/>
    </style:style>
    <style:style style:name="T16" style:family="text">
      <style:text-properties fo:color="#dcdcaa"/>
    </style:style>
    <style:style style:name="T17" style:family="text">
      <style:text-properties fo:color="#dcdcaa" fo:font-weight="bold" officeooo:rsid="0016c737" fo:background-color="#999999" loext:char-shading-value="0" style:font-weight-asian="bold" style:font-weight-complex="bold"/>
    </style:style>
    <style:style style:name="T18" style:family="text">
      <style:text-properties fo:color="#9cdcfe"/>
    </style:style>
    <style:style style:name="T19" style:family="text">
      <style:text-properties fo:color="#d4d4d4"/>
    </style:style>
    <style:style style:name="T20" style:family="text">
      <style:text-properties fo:color="#4ec9b0"/>
    </style:style>
    <style:style style:name="T21" style:family="text">
      <style:text-properties fo:color="#569cd6"/>
    </style:style>
    <style:style style:name="T22" style:family="text">
      <style:text-properties fo:color="#ce9178"/>
    </style:style>
    <style:style style:name="T23" style:family="text">
      <style:text-properties fo:color="#808080"/>
    </style:style>
    <style:style style:name="T24" style:family="text">
      <style:text-properties fo:color="#b5cea8"/>
    </style:style>
    <style:style style:name="T25" style:family="text">
      <style:text-properties officeooo:rsid="001915ce"/>
    </style:style>
    <style:style style:name="T26" style:family="text">
      <style:text-properties officeooo:rsid="001b6a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ROR Crud Operation for Products Manual Routing Step by Step</text:p>
      <text:p text:style-name="P3"/>
      <text:p text:style-name="P6"><text:span text:style-name="T1">rails new myapp –database=postgresql</text:span></text:p>
      <text:p text:style-name="P11">database banao==&gt; rails <text:a xlink:type="simple" xlink:href="db:create" text:style-name="Internet_20_link" text:visited-style-name="Visited_20_Internet_20_Link">db:create</text:a></text:p>
      <text:p text:style-name="P11">database ko migrate kro ==&gt; rails <text:a xlink:type="simple" xlink:href="db:migrate" text:style-name="Internet_20_link" text:visited-style-name="Visited_20_Internet_20_Link">db:migrate</text:a></text:p>
      <text:p text:style-name="P6"><text:span text:style-name="Strong_20_Emphasis"><text:span text:style-name="T2">1: </text:span></text:span><text:span text:style-name="Strong_20_Emphasis"><text:span text:style-name="T1">Controller Banana</text:span></text:span><text:span text:style-name="T1"><text:line-break/>Ab tum </text:span><text:span text:style-name="Source_20_Text"><text:span text:style-name="T1">ProductsController</text:span></text:span><text:span text:style-name="T1"> manually create karo. Is k liye terminal main yeh command run karo:</text:span></text:p>
      <text:p text:style-name="P3"><text:tab/>rails generate controller Products <text:span text:style-name="T2">index</text:span></text:p>
      <text:p text:style-name="P3"/>
      <text:list xml:id="list1823445973" text:style-name="L2">
        <text:list-item>
          <text:p text:style-name="P7"><text:span text:style-name="T7">Sirf Index Route Set Karna:</text:span></text:p>
        </text:list-item>
      </text:list>
      <text:p text:style-name="P5"/>
      <text:p text:style-name="P5"><text:tab/>Rails.application.routes.draw do</text:p>
      <text:p text:style-name="P5"><text:s text:c="2"/><text:tab/>get '/products', to: 'products#index', as: 'products'</text:p>
      <text:p text:style-name="P5"><text:tab/>end</text:p>
      <text:p text:style-name="P5"/>
      <text:list xml:id="list255871218" text:style-name="L3">
        <text:list-item>
          <text:p text:style-name="P8"><text:span text:style-name="T8">add dummy text in </text:span><text:span text:style-name="T6">app/views/products/index.html.erb</text:span></text:p>
        </text:list-item>
        <text:list-item>
          <text:p text:style-name="P9"><text:span text:style-name="T6">enter url in browser test route working? ==&gt; </text:span><text:a xlink:type="simple" xlink:href="http://localhost:3000/products" text:style-name="Internet_20_link" text:visited-style-name="Visited_20_Internet_20_Link"><text:span text:style-name="T6">http://localhost:3000/products</text:span></text:a></text:p>
        </text:list-item>
        <text:list-item>
          <text:p text:style-name="P10"><text:span text:style-name="T6">Summry:</text:span></text:p>
        </text:list-item>
        <text:list-item>
          <text:p text:style-name="P26"><text:span text:style-name="T6">Pehla kaam: </text:span><text:span text:style-name="Source_20_Text"><text:span text:style-name="T6">config/routes.rb</text:span></text:span><text:span text:style-name="T6"> mein </text:span><text:span text:style-name="Source_20_Text"><text:span text:style-name="T6">index</text:span></text:span><text:span text:style-name="T6"> ka route add karo.</text:span></text:p>
        </text:list-item>
        <text:list-item text:style-override="L5">
          <text:p text:style-name="P46"><text:span text:style-name="T6">Dusra kaam: </text:span><text:span text:style-name="Source_20_Text"><text:span text:style-name="T6">ProductsController</text:span></text:span><text:span text:style-name="T6"> mein </text:span><text:span text:style-name="Source_20_Text"><text:span text:style-name="T6">index</text:span></text:span><text:span text:style-name="T6"> action add karo.</text:span></text:p>
        </text:list-item>
        <text:list-item text:style-override="L5">
          <text:p text:style-name="P28"><text:span text:style-name="T6">Teesra kaam: </text:span><text:span text:style-name="Source_20_Text"><text:span text:style-name="T6">index.html.erb</text:span></text:span><text:span text:style-name="T6"> file banao.</text:span></text:p>
        </text:list-item>
      </text:list>
      <text:p text:style-name="P38"><text:span text:style-name="T6">2: Crud Operation: Is k liya database ka hona zaroori hai so pehly model banaye gye + db migrate krain gye then </text:span></text:p>
      <text:list xml:id="list1928536493" text:style-name="L11">
        <text:list-item>
          <text:p text:style-name="P39"><text:span text:style-name="T6">rails generate model Product title:string description:text price:decimal</text:span></text:p>
        </text:list-item>
        <text:list-item>
          <text:p text:style-name="P39"><text:span text:style-name="T6">rails db:migrate</text:span></text:p>
        </text:list-item>
      </text:list>
      <text:p text:style-name="P4"><text:span text:style-name="T12">3</text:span><text:span text:style-name="T2">: </text:span>New Action aur Route</text:p>
      <text:p text:style-name="P30">Ab tum <text:span text:style-name="Source_20_Text">new</text:span> action aur corresponding route set karoge taake naye products create kar sako.</text:p>
      <text:list xml:id="list3073456987" text:style-name="L6">
        <text:list-item>
          <text:p text:style-name="P31"><text:span text:style-name="Strong_20_Emphasis">Route Define Karo</text:span><text:line-break/><text:span text:style-name="Source_20_Text">config/routes.rb</text:span> mein <text:span text:style-name="Source_20_Text">new</text:span> ka route add karo:</text:p>
          <text:p text:style-name="P31">get '/products/new', to: 'products#new', as: 'new_product'</text:p>
        </text:list-item>
        <text:list-item>
          <text:p text:style-name="P31"><text:span text:style-name="Strong_20_Emphasis">Controller Action Add Karo</text:span><text:line-break/><text:span text:style-name="Source_20_Text">ProductsController</text:span> mein <text:span text:style-name="Source_20_Text">new</text:span> action add karo:</text:p>
          <text:p text:style-name="P32">def new @product = Product.new </text:p>
          <text:p text:style-name="P32">end</text:p>
          <text:p text:style-name="P32"/>
        </text:list-item>
        <text:list-item>
          <text:p text:style-name="P31"><text:span text:style-name="Strong_20_Emphasis">View Create Karo</text:span><text:line-break/>Ek form banao <text:span text:style-name="Source_20_Text">app/views/products/new.html.erb</text:span> mein. Yeh form naye product ko create karne ke liye hoga:</text:p>
        </text:list-item>
      </text:list>
      <text:p text:style-name="P29"><text:tab/></text:p>
      <text:p text:style-name="P29"/>
      <text:p text:style-name="P29"><text:soft-page-break/><text:tab/><text:span text:style-name="T13">Form</text:span></text:p>
      <text:p text:style-name="P33"><text:span text:style-name="T2">&lt;h1&gt;Create New Product&lt;/h1&gt;</text:span></text:p>
      <text:p text:style-name="P33"><text:span text:style-name="T2">&lt;%= form_with model: @product, local: true do |form| %&gt;</text:span></text:p>
      <text:p text:style-name="P33"><text:span text:style-name="T2"><text:s text:c="2"/>&lt;div&gt;</text:span></text:p>
      <text:p text:style-name="P33"><text:span text:style-name="T2"><text:s text:c="4"/>&lt;%= form.label :title %&gt;</text:span></text:p>
      <text:p text:style-name="P33"><text:span text:style-name="T2"><text:s text:c="4"/>&lt;%= form.text_field :title %&gt;</text:span></text:p>
      <text:p text:style-name="P33"><text:span text:style-name="T2"><text:s text:c="2"/>&lt;/div&gt;</text:span></text:p>
      <text:p text:style-name="P33"><text:span text:style-name="T2"><text:s text:c="2"/>&lt;div&gt;</text:span></text:p>
      <text:p text:style-name="P33"><text:span text:style-name="T2"><text:s text:c="4"/>&lt;%= form.label :description %&gt;</text:span></text:p>
      <text:p text:style-name="P33"><text:span text:style-name="T2"><text:s text:c="4"/>&lt;%= form.text_area :description %&gt;</text:span></text:p>
      <text:p text:style-name="P33"><text:span text:style-name="T2"><text:s text:c="2"/>&lt;/div&gt;</text:span></text:p>
      <text:p text:style-name="P33"><text:span text:style-name="T2"><text:s text:c="2"/>&lt;div&gt;</text:span></text:p>
      <text:p text:style-name="P33"><text:span text:style-name="T2"><text:s text:c="4"/>&lt;%= form.label :price %&gt;</text:span></text:p>
      <text:p text:style-name="P33"><text:span text:style-name="T2"><text:s text:c="4"/>&lt;%= form.number_field :price %&gt;</text:span></text:p>
      <text:p text:style-name="P33"><text:span text:style-name="T2"><text:s text:c="2"/>&lt;/div&gt;</text:span></text:p>
      <text:p text:style-name="P33"><text:span text:style-name="T2"><text:s text:c="2"/>&lt;div&gt;</text:span></text:p>
      <text:p text:style-name="P33"><text:span text:style-name="T2"><text:s text:c="4"/>&lt;%= form.submit 'Create Product' %&gt;</text:span></text:p>
      <text:p text:style-name="P33"><text:span text:style-name="T2"><text:s text:c="2"/>&lt;/div&gt;</text:span></text:p>
      <text:p text:style-name="P33"><text:span text:style-name="T2">&lt;% end %&gt;</text:span></text:p>
      <text:p text:style-name="P33"/>
      <text:p text:style-name="P34">Summary :</text:p>
      <text:list xml:id="list747923275" text:style-name="L10">
        <text:list-item>
          <text:p text:style-name="P37"><text:span text:style-name="T5">Pehla kaam: </text:span><text:span text:style-name="Source_20_Text"><text:span text:style-name="T5">config/routes.rb</text:span></text:span><text:span text:style-name="T5"> mein </text:span><text:span text:style-name="Source_20_Text"><text:span text:style-name="T5">new</text:span></text:span><text:span text:style-name="T5"> ka route add karo.</text:span></text:p>
        </text:list-item>
      </text:list>
      <text:list xml:id="list1267511847" text:style-name="L8">
        <text:list-item>
          <text:p text:style-name="P47">Dusra kaam: <text:span text:style-name="Source_20_Text">ProductsController</text:span> mein <text:span text:style-name="Source_20_Text">new</text:span> action add karo.</text:p>
        </text:list-item>
      </text:list>
      <text:list xml:id="list187955151" text:style-name="L9">
        <text:list-item>
          <text:p text:style-name="P35">Teesra kaam: <text:span text:style-name="Source_20_Text">new.html.erb</text:span> file banao aur form add karo.</text:p>
        </text:list-item>
        <text:list-item>
          <text:p text:style-name="P27">Test: <text:a xlink:type="simple" xlink:href="http://localhost:3000/products/new" text:style-name="Internet_20_link" text:visited-style-name="Visited_20_Internet_20_Link">http://localhost:3000/products/new</text:a></text:p>
        </text:list-item>
      </text:list>
      <text:p text:style-name="P25"/>
      <text:p text:style-name="P25"/>
      <text:p text:style-name="P36"><text:span text:style-name="T12">4</text:span><text:span text:style-name="T2">: </text:span><text:span text:style-name="T9">New products k liya form fill hony k baad usay save krna ho ga us k liya </text:span><text:span text:style-name="T11">Create Action aur Route </text:span><text:span text:style-name="T10">bnanana ho ga</text:span></text:p>
      <text:p text:style-name="P13"><text:span text:style-name="T15">def</text:span><text:span text:style-name="T10"> </text:span><text:span text:style-name="T17">create</text:span></text:p>
      <text:p text:style-name="P12"><text:span text:style-name="T18">@product</text:span> <text:span text:style-name="T19">=</text:span> <text:span text:style-name="T20">Product</text:span>.<text:span text:style-name="T21">new</text:span>(<text:span text:style-name="T16">product_params</text:span>)</text:p>
      <text:p text:style-name="P12"><text:span text:style-name="T14">if</text:span> <text:span text:style-name="T18">@product</text:span>.<text:span text:style-name="T16">save</text:span></text:p>
      <text:p text:style-name="P12"><text:soft-page-break/><text:span text:style-name="T16">redirect_to</text:span> <text:span text:style-name="T18">@product</text:span>, <text:span text:style-name="T21">notice:</text:span> <text:span text:style-name="T22">'Product was successfully created.'</text:span></text:p>
      <text:p text:style-name="P17">else</text:p>
      <text:p text:style-name="P12"><text:span text:style-name="T16">render</text:span> <text:span text:style-name="T21">:new</text:span>, <text:span text:style-name="T21">status:</text:span> <text:span text:style-name="T21">:unprocessable_entity</text:span></text:p>
      <text:p text:style-name="P17">end</text:p>
      <text:p text:style-name="P17">end</text:p>
      <text:p text:style-name="P36"><text:span text:style-name="T10"/></text:p>
      <text:p text:style-name="P18"><text:span text:style-name="T6">ku k yeah save hony k baad redirect hona chahta hai product jaha create hui hai us k liya lazmi hai show ka action banya jaye</text:span></text:p>
      <text:p text:style-name="P6"/>
      <text:p text:style-name="P6"/>
      <text:p text:style-name="P21">show.html.erb</text:p>
      <text:p text:style-name="P20"/>
      <text:p text:style-name="P14"><text:span text:style-name="T23">&lt;</text:span><text:span text:style-name="T21">h1</text:span><text:span text:style-name="T23">&gt;</text:span><text:span text:style-name="T21">&lt;%=</text:span><text:span text:style-name="T19"> </text:span><text:span text:style-name="T18">@product</text:span><text:span text:style-name="T19">.</text:span><text:span text:style-name="T16">title</text:span><text:span text:style-name="T19"> </text:span><text:span text:style-name="T21">%&gt;</text:span><text:span text:style-name="T23">&lt;/</text:span><text:span text:style-name="T21">h1</text:span><text:span text:style-name="T23">&gt;</text:span></text:p>
      <text:p text:style-name="P12"><text:span text:style-name="T23">&lt;</text:span><text:span text:style-name="T21">p</text:span><text:span text:style-name="T23">&gt;</text:span><text:span text:style-name="T21">&lt;%=</text:span><text:span text:style-name="T19"> </text:span><text:span text:style-name="T18">@product</text:span><text:span text:style-name="T19">.</text:span><text:span text:style-name="T16">description</text:span><text:span text:style-name="T19"> </text:span><text:span text:style-name="T21">%&gt;</text:span><text:span text:style-name="T23">&lt;/</text:span><text:span text:style-name="T21">p</text:span><text:span text:style-name="T23">&gt;</text:span></text:p>
      <text:p text:style-name="P19"/>
      <text:p text:style-name="P12"><text:span text:style-name="T23">&lt;</text:span><text:span text:style-name="T21">p</text:span><text:span text:style-name="T23">&gt;</text:span>Price: <text:span text:style-name="T21">&lt;%=</text:span><text:span text:style-name="T19"> </text:span><text:span text:style-name="T18">@product</text:span><text:span text:style-name="T19">.</text:span><text:span text:style-name="T16">price</text:span><text:span text:style-name="T19"> </text:span><text:span text:style-name="T21">%&gt;</text:span><text:span text:style-name="T23">&lt;/</text:span><text:span text:style-name="T21">p</text:span><text:span text:style-name="T23">&gt;</text:span></text:p>
      <text:p text:style-name="P12"><text:span text:style-name="T21">&lt;%=</text:span><text:span text:style-name="T19"> </text:span><text:span text:style-name="T16">link_to</text:span><text:span text:style-name="T19"> </text:span><text:span text:style-name="T22">'Back to Products'</text:span><text:span text:style-name="T19">, </text:span><text:span text:style-name="T16">products_path</text:span><text:span text:style-name="T19"> </text:span><text:span text:style-name="T21">%&gt;</text:span></text:p>
      <text:p text:style-name="P20"/>
      <text:p text:style-name="P20"/>
      <text:p text:style-name="P21">to list all products loop over through</text:p>
      <text:p text:style-name="P20"/>
      <text:p text:style-name="P20"/>
      <text:p text:style-name="P14"><text:span text:style-name="T23">&lt;</text:span><text:span text:style-name="T21">h1</text:span><text:span text:style-name="T23">&gt;</text:span>Welcome here<text:span text:style-name="T23">&lt;/</text:span><text:span text:style-name="T21">h1</text:span><text:span text:style-name="T23">&gt;</text:span></text:p>
      <text:p text:style-name="P19"/>
      <text:p text:style-name="P12"><text:span text:style-name="T23">&lt;</text:span><text:span text:style-name="T21">p</text:span><text:span text:style-name="T23">&gt;</text:span>All Products<text:span text:style-name="T23">&lt;/</text:span><text:span text:style-name="T21">p</text:span><text:span text:style-name="T23">&gt;</text:span></text:p>
      <text:p text:style-name="P19"/>
      <text:p text:style-name="P12"><text:span text:style-name="T21">&lt;%</text:span><text:span text:style-name="T19"> </text:span><text:span text:style-name="T18">@products</text:span><text:span text:style-name="T19">.</text:span><text:span text:style-name="T16">each_with_index</text:span><text:span text:style-name="T19"> </text:span><text:span text:style-name="T14">do</text:span><text:span text:style-name="T19"> |</text:span><text:span text:style-name="T18">product</text:span><text:span text:style-name="T19">, </text:span><text:span text:style-name="T18">index</text:span><text:span text:style-name="T19">| </text:span><text:span text:style-name="T21">%&gt;</text:span></text:p>
      <text:p text:style-name="P12"><text:span text:style-name="T23">&lt;</text:span><text:span text:style-name="T21">div</text:span><text:span text:style-name="T23">&gt;</text:span></text:p>
      <text:p text:style-name="P12"><text:span text:style-name="T23">&lt;</text:span><text:span text:style-name="T21">strong</text:span><text:span text:style-name="T23">&gt;</text:span>Product <text:span text:style-name="T21">&lt;%=</text:span><text:span text:style-name="T19"> </text:span><text:span text:style-name="T18">index</text:span><text:span text:style-name="T19"> + </text:span><text:span text:style-name="T24">1</text:span><text:span text:style-name="T19"> </text:span><text:span text:style-name="T21">%&gt;</text:span>:<text:span text:style-name="T23">&lt;/</text:span><text:span text:style-name="T21">strong</text:span><text:span text:style-name="T23">&gt;&lt;</text:span><text:span text:style-name="T21">br</text:span><text:span text:style-name="T23">&gt;</text:span></text:p>
      <text:p text:style-name="P12">Title: <text:span text:style-name="T21">&lt;%=</text:span><text:span text:style-name="T19"> </text:span><text:span text:style-name="T18">product</text:span><text:span text:style-name="T19">.</text:span><text:span text:style-name="T16">title</text:span><text:span text:style-name="T19"> </text:span><text:span text:style-name="T21">%&gt;</text:span><text:span text:style-name="T23">&lt;</text:span><text:span text:style-name="T21">br</text:span><text:span text:style-name="T23">&gt;</text:span></text:p>
      <text:p text:style-name="P12">Description: <text:span text:style-name="T21">&lt;%=</text:span><text:span text:style-name="T19"> </text:span><text:span text:style-name="T18">product</text:span><text:span text:style-name="T19">.</text:span><text:span text:style-name="T16">description</text:span><text:span text:style-name="T19"> </text:span><text:span text:style-name="T21">%&gt;</text:span><text:span text:style-name="T23">&lt;</text:span><text:span text:style-name="T21">br</text:span><text:span text:style-name="T23">&gt;</text:span></text:p>
      <text:p text:style-name="P12">Price: <text:span text:style-name="T21">&lt;%=</text:span><text:span text:style-name="T19"> </text:span><text:span text:style-name="T18">product</text:span><text:span text:style-name="T19">.</text:span><text:span text:style-name="T16">price</text:span><text:span text:style-name="T19"> </text:span><text:span text:style-name="T21">%&gt;</text:span><text:span text:style-name="T23">&lt;</text:span><text:span text:style-name="T21">br</text:span><text:span text:style-name="T23">&gt;</text:span></text:p>
      <text:p text:style-name="P12"><text:span text:style-name="T23">&lt;</text:span><text:span text:style-name="T21">br</text:span><text:span text:style-name="T23">/&gt;</text:span></text:p>
      <text:p text:style-name="P12"><text:span text:style-name="T23">&lt;/</text:span><text:span text:style-name="T21">div</text:span><text:span text:style-name="T23">&gt;</text:span></text:p>
      <text:p text:style-name="P12"><text:span text:style-name="T21">&lt;%</text:span><text:span text:style-name="T19"> </text:span><text:span text:style-name="T14">end</text:span><text:span text:style-name="T19"> </text:span><text:span text:style-name="T21">%&gt;</text:span></text:p>
      <text:p text:style-name="P23"><text:line-break/></text:p>
      <text:p text:style-name="P12"><text:span text:style-name="T23">&lt;</text:span><text:span text:style-name="T21">br</text:span><text:span text:style-name="T23">/&gt;</text:span></text:p>
      <text:p text:style-name="P12"><text:span text:style-name="T23">&lt;</text:span><text:span text:style-name="T21">br</text:span><text:span text:style-name="T23">/&gt;</text:span></text:p>
      <text:p text:style-name="P12">Want to create new product? <text:span text:style-name="T21">&lt;%=</text:span><text:span text:style-name="T19"> </text:span><text:span text:style-name="T16">link_to</text:span><text:span text:style-name="T19"> </text:span><text:span text:style-name="T22">'Click here'</text:span><text:span text:style-name="T19">, </text:span><text:span text:style-name="T16">new_product_path</text:span><text:span text:style-name="T21">%&gt;</text:span></text:p>
      <text:p text:style-name="P12"><text:span text:style-name="T21"/></text:p>
      <text:list xml:id="list730541628" text:style-name="L12">
        <text:list-item>
          <text:p text:style-name="P15"><text:span text:style-name="T21">also do change in index action in controller</text:span></text:p>
          <text:list>
            <text:list-item>
              <text:p text:style-name="P15"><text:span text:style-name="T21">@products = Product.all</text:span></text:p>
            </text:list-item>
          </text:list>
        </text:list-item>
      </text:list>
      <text:p text:style-name="P23"/>
      <text:p text:style-name="P20"><text:soft-page-break/></text:p>
      <text:h text:style-name="P1" text:outline-level="3">Step <text:span text:style-name="T25">5</text:span>: Edit Action aur Route</text:h>
      <text:list xml:id="list2966723514" text:style-name="L13">
        <text:list-item>
          <text:p text:style-name="P40"><text:span text:style-name="Strong_20_Emphasis">Route Define Karo</text:span><text:line-break/><text:span text:style-name="Source_20_Text">config/routes.rb</text:span> mein <text:span text:style-name="Source_20_Text">edit</text:span> aur <text:span text:style-name="Source_20_Text">update</text:span> ke liye routes add karo:</text:p>
          <text:p text:style-name="P41">yaha hota esay hai k id ko pass kiya jata hai edit action k liya</text:p>
          <text:p text:style-name="P40">get '/products/:id/edit', to: 'products#edit', as: 'edit_product'</text:p>
          <text:p text:style-name="P40">patch '/products/:id', to: 'products#update</text:p>
          <text:p text:style-name="P41"/>
        </text:list-item>
        <text:list-item>
          <text:p text:style-name="P41">Controller actions edit and update</text:p>
          <text:list>
            <text:list-item>
              <text:p text:style-name="P41">edit.html.erb bnao or usmain form dalo new wala ==&gt; isi ki waja sy edit + update route banaya tha</text:p>
              <text:p text:style-name="P16"><text:span text:style-name="T23">&lt;</text:span><text:span text:style-name="T21">h1</text:span><text:span text:style-name="T23">&gt;</text:span>Edit Product<text:span text:style-name="T23">&lt;/</text:span><text:span text:style-name="T21">h1</text:span><text:span text:style-name="T23">&gt;</text:span></text:p>
            </text:list-item>
          </text:list>
        </text:list-item>
      </text:list>
      <text:p text:style-name="P24"/>
      <text:p text:style-name="P12"><text:span text:style-name="T23">&lt;</text:span><text:span text:style-name="T21">br</text:span><text:span text:style-name="T23">/&gt;</text:span></text:p>
      <text:p text:style-name="P19"/>
      <text:p text:style-name="P12"><text:span text:style-name="T21">&lt;%=</text:span><text:span text:style-name="T19"> </text:span><text:span text:style-name="T16">form_with</text:span><text:span text:style-name="T19"> </text:span><text:span text:style-name="T21">model:</text:span><text:span text:style-name="T19"> </text:span><text:span text:style-name="T18">@product</text:span><text:span text:style-name="T19">, </text:span><text:span text:style-name="T21">local:</text:span><text:span text:style-name="T19"> </text:span><text:span text:style-name="T21">true</text:span><text:span text:style-name="T19"> </text:span><text:span text:style-name="T14">do</text:span><text:span text:style-name="T19"> |</text:span><text:span text:style-name="T18">form</text:span><text:span text:style-name="T19">|</text:span><text:span text:style-name="T21">%&gt;</text:span></text:p>
      <text:p text:style-name="P12"><text:span text:style-name="T23">&lt;</text:span><text:span text:style-name="T21">div</text:span><text:span text:style-name="T23">&gt;</text:span></text:p>
      <text:p text:style-name="P19"/>
      <text:p text:style-name="P12"><text:span text:style-name="T23">&lt;</text:span><text:span text:style-name="T21">div</text:span><text:span text:style-name="T23">&gt;</text:span></text:p>
      <text:p text:style-name="P12"><text:span text:style-name="T21">&lt;%=</text:span><text:span text:style-name="T19"> </text:span><text:span text:style-name="T18">form</text:span><text:span text:style-name="T19">.</text:span><text:span text:style-name="T16">label</text:span><text:span text:style-name="T19"> </text:span><text:span text:style-name="T21">:title</text:span><text:span text:style-name="T19"> </text:span><text:span text:style-name="T21">%&gt;</text:span></text:p>
      <text:p text:style-name="P12"><text:span text:style-name="T21">&lt;%=</text:span><text:span text:style-name="T19"> </text:span><text:span text:style-name="T18">form</text:span><text:span text:style-name="T19">.</text:span><text:span text:style-name="T16">text_field</text:span><text:span text:style-name="T19"> </text:span><text:span text:style-name="T21">:title</text:span><text:span text:style-name="T19"> </text:span><text:span text:style-name="T21">%&gt;</text:span></text:p>
      <text:p text:style-name="P19"/>
      <text:p text:style-name="P12"><text:span text:style-name="T23">&lt;/</text:span><text:span text:style-name="T21">div</text:span><text:span text:style-name="T23">&gt;</text:span></text:p>
      <text:p text:style-name="P12"><text:span text:style-name="T23">&lt;</text:span><text:span text:style-name="T21">br</text:span><text:span text:style-name="T23">/&gt;</text:span></text:p>
      <text:p text:style-name="P19"/>
      <text:p text:style-name="P12"><text:span text:style-name="T23">&lt;</text:span><text:span text:style-name="T21">div</text:span><text:span text:style-name="T23">&gt;</text:span></text:p>
      <text:p text:style-name="P12"><text:span text:style-name="T21">&lt;%=</text:span><text:span text:style-name="T19"> </text:span><text:span text:style-name="T18">form</text:span><text:span text:style-name="T19">.</text:span><text:span text:style-name="T16">label</text:span><text:span text:style-name="T19"> </text:span><text:span text:style-name="T21">:description</text:span><text:span text:style-name="T19"> </text:span><text:span text:style-name="T21">%&gt;</text:span></text:p>
      <text:p text:style-name="P12"><text:span text:style-name="T21">&lt;%=</text:span><text:span text:style-name="T19"> </text:span><text:span text:style-name="T18">form</text:span><text:span text:style-name="T19">.</text:span><text:span text:style-name="T16">text_field</text:span><text:span text:style-name="T19"> </text:span><text:span text:style-name="T21">:description</text:span><text:span text:style-name="T19"> </text:span><text:span text:style-name="T21">%&gt;</text:span></text:p>
      <text:p text:style-name="P19"/>
      <text:p text:style-name="P12"><text:span text:style-name="T23">&lt;/</text:span><text:span text:style-name="T21">div</text:span><text:span text:style-name="T23">&gt;</text:span></text:p>
      <text:p text:style-name="P12"><text:span text:style-name="T23">&lt;</text:span><text:span text:style-name="T21">br</text:span><text:span text:style-name="T23">/&gt;</text:span></text:p>
      <text:p text:style-name="P19"/>
      <text:p text:style-name="P12"><text:span text:style-name="T23">&lt;</text:span><text:span text:style-name="T21">div</text:span><text:span text:style-name="T23">&gt;</text:span></text:p>
      <text:p text:style-name="P12"><text:span text:style-name="T21">&lt;%=</text:span><text:span text:style-name="T19"> </text:span><text:span text:style-name="T18">form</text:span><text:span text:style-name="T19">.</text:span><text:span text:style-name="T16">label</text:span><text:span text:style-name="T19"> </text:span><text:span text:style-name="T21">:price</text:span><text:span text:style-name="T19"> </text:span><text:span text:style-name="T21">%&gt;</text:span></text:p>
      <text:p text:style-name="P12"><text:span text:style-name="T21">&lt;%=</text:span><text:span text:style-name="T19"> </text:span><text:span text:style-name="T18">form</text:span><text:span text:style-name="T19">.</text:span><text:span text:style-name="T16">number_field</text:span><text:span text:style-name="T19"> </text:span><text:span text:style-name="T21">:price</text:span><text:span text:style-name="T19"> </text:span><text:span text:style-name="T21">%&gt;</text:span></text:p>
      <text:p text:style-name="P19"/>
      <text:p text:style-name="P12"><text:span text:style-name="T23">&lt;/</text:span><text:span text:style-name="T21">div</text:span><text:span text:style-name="T23">&gt;</text:span></text:p>
      <text:p text:style-name="P12"><text:span text:style-name="T23">&lt;</text:span><text:span text:style-name="T21">br</text:span><text:span text:style-name="T23">/&gt;</text:span></text:p>
      <text:p text:style-name="P19"/>
      <text:p text:style-name="P12"><text:span text:style-name="T23">&lt;</text:span><text:span text:style-name="T21">div</text:span><text:span text:style-name="T23">&gt;</text:span></text:p>
      <text:p text:style-name="P12"><text:soft-page-break/><text:span text:style-name="T21">&lt;%=</text:span><text:span text:style-name="T19"> </text:span><text:span text:style-name="T18">form</text:span><text:span text:style-name="T19">.</text:span><text:span text:style-name="T16">submit</text:span><text:span text:style-name="T19"> </text:span><text:span text:style-name="T22">'Update Product'</text:span><text:span text:style-name="T19"> </text:span><text:span text:style-name="T21">%&gt;</text:span></text:p>
      <text:p text:style-name="P19"/>
      <text:p text:style-name="P12"><text:span text:style-name="T23">&lt;/</text:span><text:span text:style-name="T21">div</text:span><text:span text:style-name="T23">&gt;</text:span></text:p>
      <text:p text:style-name="P12"><text:span text:style-name="T23">&lt;/</text:span><text:span text:style-name="T21">div</text:span><text:span text:style-name="T23">&gt;</text:span></text:p>
      <text:p text:style-name="P19"/>
      <text:p text:style-name="P12"><text:span text:style-name="T21">&lt;%</text:span><text:span text:style-name="T14">end</text:span><text:span text:style-name="T21">%&gt;</text:span></text:p>
      <text:p text:style-name="P42"/>
      <text:h text:style-name="P2" text:outline-level="3">Step <text:span text:style-name="T26">6</text:span>: Edit Action aur Route</text:h>
      <text:p text:style-name="P43"><text:span text:style-name="Strong_20_Emphasis"><text:span text:style-name="T1"><text:tab/></text:span></text:span><text:span text:style-name="Strong_20_Emphasis"><text:span text:style-name="T26">1: </text:span></text:span><text:span text:style-name="Strong_20_Emphasis">Route Define Karo<text:line-break/><text:tab/></text:span><text:span text:style-name="Strong_20_Emphasis"><text:span text:style-name="Source_20_Text"><text:span text:style-name="T3">config/routes.rb</text:span></text:span></text:span><text:span text:style-name="Strong_20_Emphasis"><text:span text:style-name="T3"> mein </text:span></text:span><text:span text:style-name="Strong_20_Emphasis"><text:span text:style-name="Source_20_Text"><text:span text:style-name="T3">destroy</text:span></text:span></text:span><text:span text:style-name="Strong_20_Emphasis"><text:span text:style-name="T3"> ke liye route add karo:</text:span></text:span></text:p>
      <text:p text:style-name="P44"><text:span text:style-name="Strong_20_Emphasis"><text:span text:style-name="T3"><text:tab/>delete '/products/:id', to: 'products#destroy'</text:span></text:span></text:p>
      <text:p text:style-name="P44"><text:span text:style-name="Strong_20_Emphasis"/></text:p>
      <text:p text:style-name="P44"><text:span text:style-name="Strong_20_Emphasis"><text:tab/></text:span><text:span text:style-name="Strong_20_Emphasis"><text:span text:style-name="T26">2: Controller action delete</text:span></text:span></text:p>
      <text:p text:style-name="P44"><text:span text:style-name="Strong_20_Emphasis"><text:tab/></text:span><text:span text:style-name="Strong_20_Emphasis"><text:span text:style-name="T3">def destroy</text:span></text:span></text:p>
      <text:p text:style-name="P44"><text:span text:style-name="Strong_20_Emphasis"><text:span text:style-name="T3"><text:s text:c="2"/><text:tab/><text:tab/>@product = Product.find(params[:id])</text:span></text:span></text:p>
      <text:p text:style-name="P44"><text:span text:style-name="Strong_20_Emphasis"><text:span text:style-name="T3"><text:s text:c="2"/><text:tab/><text:tab/>@product.destroy</text:span></text:span></text:p>
      <text:p text:style-name="P44"><text:span text:style-name="Strong_20_Emphasis"><text:span text:style-name="T3"><text:s text:c="2"/><text:tab/><text:tab/>redirect_to products_path, notice: 'Product was successfully deleted.'</text:span></text:span></text:p>
      <text:p text:style-name="P44"><text:span text:style-name="Strong_20_Emphasis"><text:span text:style-name="T3"><text:tab/>end</text:span></text:span></text:p>
      <text:p text:style-name="P43"><text:span text:style-name="Strong_20_Emphasis"><text:span text:style-name="T1"><text:tab/></text:span></text:span><text:span text:style-name="Strong_20_Emphasis"><text:span text:style-name="T26">3: </text:span></text:span><text:span text:style-name="Strong_20_Emphasis">Delete Link Add Karo<text:line-break/><text:tab/></text:span><text:span text:style-name="Strong_20_Emphasis"><text:span text:style-name="Source_20_Text"><text:span text:style-name="T3">app/views/products/index.html.erb</text:span></text:span></text:span><text:span text:style-name="Strong_20_Emphasis"><text:span text:style-name="T3"> aur <text:tab/></text:span></text:span><text:span text:style-name="Strong_20_Emphasis"><text:span text:style-name="Source_20_Text"><text:span text:style-name="T3">app/views/products/show.html.erb</text:span></text:span></text:span><text:span text:style-name="Strong_20_Emphasis"><text:span text:style-name="T3"> mein delete link add karo:</text:span></text:span></text:p>
      <text:p text:style-name="P43"><text:span text:style-name="Strong_20_Emphasis"><text:span text:style-name="T3"><text:tab/>&lt;%= link_to 'Delete', product_path(product), method: :delete, data: { confirm: 'Are you sure?' } %&gt;&lt;%= link_to 'Delete', product_path(product), method: :delete, data: { confirm: 'Are you sure?' } %&gt;</text:span></text:span></text:p>
      <text:p text:style-name="P43"><text:span text:style-name="Strong_20_Emphasis"><text:span text:style-name="T3"/></text:span></text:p>
      <text:p text:style-name="P43"><text:span text:style-name="Strong_20_Emphasis"><text:span text:style-name="T4">Summary:</text:span></text:span></text:p>
      <text:list xml:id="list2694040801" text:style-name="L14">
        <text:list-item>
          <text:p text:style-name="P48">Pehla kaam: <text:span text:style-name="Source_20_Text">config/routes.rb</text:span> mein <text:span text:style-name="Source_20_Text">destroy</text:span> ke liye route add karo.</text:p>
        </text:list-item>
        <text:list-item>
          <text:p text:style-name="P48">Dusra kaam: <text:span text:style-name="Source_20_Text">ProductsController</text:span> mein <text:span text:style-name="Source_20_Text">destroy</text:span> action add karo.</text:p>
        </text:list-item>
        <text:list-item>
          <text:p text:style-name="P45">Teesra kaam: Delete link ko <text:span text:style-name="Source_20_Text">index.html.erb</text:span> aur <text:span text:style-name="Source_20_Text">show.html.erb</text:span> mein add karo.</text:p>
        </text:list-item>
      </text:list>
      <text:p text:style-name="P43"><text:span text:style-name="Strong_20_Emphasis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4T21:14:49.438520249</meta:creation-date>
    <dc:date>2024-10-14T22:28:31.750577979</dc:date>
    <meta:editing-duration>PT22M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5" meta:paragraph-count="131" meta:word-count="693" meta:character-count="4702" meta:non-whitespace-character-count="4085"/>
  </office:meta>
</office:document-meta>
</file>